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4-12-0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4-02-19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3-01-0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2-01-24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1-01-2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20-01-2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8-01-08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7-01-2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6-01-1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5-01-1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3-12-0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3-01-1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2-01-1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11-01-04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9-12-2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9-01-2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8-01-04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6-12-1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6-01-1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5-01-2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4-01-1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3-02-04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2-01-0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1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2000-01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7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2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8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5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6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9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1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5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4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31095530801</text:p>
          </table:table-cell>
          <table:table-cell office:value-type="string" calcext:value-type="string">
            <text:p>194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